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079c3" officeooo:paragraph-rsid="001079c3"/>
    </style:style>
    <style:style style:name="P2" style:family="paragraph" style:parent-style-name="Text_20_body">
      <style:text-properties officeooo:rsid="00109933" officeooo:paragraph-rsid="00109933"/>
    </style:style>
    <style:style style:name="P3" style:family="paragraph" style:parent-style-name="Text_20_body">
      <style:text-properties officeooo:rsid="0011f0f7" officeooo:paragraph-rsid="0011f0f7"/>
    </style:style>
    <style:style style:name="T1" style:family="text">
      <style:text-properties officeooo:rsid="0011f0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YAGO OTERO MARTÍNEZ</text:p>
      <text:h text:style-name="Heading_20_1" text:outline-level="1">Tarea 1</text:h>
      <text:h text:style-name="Heading_20_2" text:outline-level="2">SQL:</text:h>
      <text:p text:style-name="P1"/>
      <text:h text:style-name="Heading_20_2" text:outline-level="2">TABLAS:</text:h>
      <text:p text:style-name="P2"/>
      <text:p text:style-name="P2"/>
      <text:h text:style-name="Heading_20_2" text:outline-level="2">GRUPO DE ARCHIVOS:</text:h>
      <text:p text:style-name="P2"/>
      <text:p text:style-name="P2"/>
      <text:h text:style-name="Heading_20_2" text:outline-level="2">exec sp_helpdb '<text:span text:style-name="T1">NOMBREBD</text:span>' </text:h>
      <text:p text:style-name="P2"/>
      <text:p text:style-name="P2"/>
      <text:p text:style-name="P2"/>
      <text:h text:style-name="Heading_20_2" text:outline-level="2">USE NOMBREBD select * from sys.database_files </text:h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7T13:05:36.759000000</meta:creation-date>
    <dc:date>2025-01-27T13:15:04.253000000</dc:date>
    <meta:editing-duration>PT3M12S</meta:editing-duration>
    <meta:editing-cycles>2</meta:editing-cycles>
    <meta:generator>LibreOffice/24.8.4.1$Windows_X86_64 LibreOffice_project/1be9007f5d86a3741c366527d13e2970cbeef057</meta:generator>
    <meta:document-statistic meta:table-count="0" meta:image-count="0" meta:object-count="0" meta:page-count="1" meta:paragraph-count="7" meta:word-count="19" meta:character-count="127" meta:non-whitespace-character-count="113"/>
  </office:meta>
</office:document-meta>
</file>